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fd64f" officeooo:paragraph-rsid="000fd64f" style:font-size-asian="10.5pt" style:font-size-complex="12pt"/>
    </style:style>
    <style:style style:name="P2" style:family="paragraph" style:parent-style-name="Standard">
      <style:text-properties fo:font-size="12pt" officeooo:rsid="0010b076" officeooo:paragraph-rsid="0010b076" style:font-size-asian="10.5pt" style:font-size-complex="12pt"/>
    </style:style>
    <style:style style:name="P3" style:family="paragraph" style:parent-style-name="Standard">
      <style:text-properties officeooo:rsid="00117074" officeooo:paragraph-rsid="00117074"/>
    </style:style>
    <style:style style:name="T1" style:family="text">
      <style:text-properties officeooo:rsid="000fd64f"/>
    </style:style>
    <style:style style:name="T2" style:family="text">
      <style:text-properties fo:font-size="18pt" officeooo:rsid="000fd64f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0fd64f" style:font-size-asian="18pt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 <text:tab/><text:span text:style-name="T4">NLTK Tutorial </text:span></text:p>
      <text:p text:style-name="P3"><text:span text:style-name="T4">n</text:span><text:span text:style-name="T3">ext step is <text:s/>text analysis</text:span></text:p>
      <text:p text:style-name="P1"><text:span text:style-name="T5">Nltk Dzone website for tutorial</text:span></text:p>
      <text:p text:style-name="P2"><text:span text:style-name="T5">Problem </text:span></text:p>
      <text:p text:style-name="P2"><text:span text:style-name="T5">1.Non english text can not be determin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2:01:36.081798748</meta:creation-date>
    <dc:date>2019-06-26T12:47:51.538475865</dc:date>
    <meta:editing-duration>PT5M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20" meta:character-count="126" meta:non-whitespace-character-count="103"/>
  </office:meta>
</office:document-meta>
</file>